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85cm" fo:min-width="2.474cm"/>
    </style:style>
    <style:style style:name="gr2" style:family="graphic" style:parent-style-name="objectwithoutfill">
      <style:graphic-properties svg:stroke-width="0.025cm" draw:marker-start-width="0.337cm" draw:marker-end-width="0.337cm" draw:fill="none" draw:textarea-horizontal-align="center" fo:padding-top="0.088cm" fo:padding-bottom="0.088cm" fo:padding-left="0.114cm" fo:padding-right="0.114cm"/>
    </style:style>
    <style:style style:name="gr3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289cm" fo:padding-top="0.025cm" fo:padding-bottom="0.025cm" fo:padding-left="0.051cm" fo:padding-right="0.051cm"/>
    </style:style>
    <style:style style:name="gr4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395cm" fo:min-width="1.306cm" fo:padding-top="0.025cm" fo:padding-bottom="0.025cm" fo:padding-left="0.051cm" fo:padding-right="0.051cm"/>
    </style:style>
    <style:style style:name="gr5" style:family="graphic" style:parent-style-name="objectwithoutfill">
      <style:graphic-properties svg:stroke-width="0.025cm" draw:marker-start-width="0.337cm" draw:marker-end-width="0.337cm" draw:fill="none" draw:textarea-horizontal-align="center" fo:padding-top="0.037cm" fo:padding-bottom="0.037cm" fo:padding-left="0.063cm" fo:padding-right="0.063cm"/>
    </style:style>
    <style:style style:name="gr6" style:family="graphic" style:parent-style-name="standard">
      <style:graphic-properties svg:stroke-width="0.028cm" draw:marker-start-width="0.342cm" draw:marker-end-width="0.342cm" draw:fill="solid" draw:fill-color="#eeeeee" draw:textarea-horizontal-align="center" fo:padding-top="0.039cm" fo:padding-bottom="0.039cm" fo:padding-left="0.065cm" fo:padding-right="0.065cm"/>
    </style:style>
    <style:style style:name="gr7" style:family="graphic" style:parent-style-name="objectwithoutfill">
      <style:graphic-properties svg:stroke-width="0cm" draw:marker-start="Arrow" draw:marker-start-width="0.25cm" draw:marker-start-center="true" draw:marker-end="" draw:marker-end-width="0.175cm" draw:fill="none" draw:textarea-horizontal-align="center" fo:padding-top="0.025cm" fo:padding-bottom="0.025cm" fo:padding-left="0.051cm" fo:padding-right="0.051cm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false" fo:min-height="0.395cm" fo:min-width="0cm"/>
    </style:style>
    <style:style style:name="gr9" style:family="graphic" style:parent-style-name="objectwithoutfill">
      <style:graphic-properties draw:marker-end="Arrow" draw:marker-end-width="0.25cm" draw:fill="none" draw:textarea-horizontal-align="center"/>
    </style:style>
    <style:style style:name="gr10" style:family="graphic" style:parent-style-name="standard">
      <style:graphic-properties draw:stroke="none" fo:min-height="0.395cm" fo:min-width="1.143cm"/>
    </style:style>
    <style:style style:name="gr11" style:family="graphic" style:parent-style-name="standard">
      <style:graphic-properties draw:fill="solid" draw:fill-color="#ffffff"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svg:stroke-width="0.028cm" draw:marker-start-width="0.342cm" draw:marker-end-width="0.342cm" draw:fill="solid" draw:fill-color="#ffffff" draw:textarea-horizontal-align="left" draw:textarea-vertical-align="top" fo:padding-top="0.039cm" fo:padding-bottom="0.039cm" fo:padding-left="0.065cm" fo:padding-right="0.065cm"/>
    </style:style>
    <style:style style:name="gr13" style:family="graphic" style:parent-style-name="objectwithoutfill">
      <style:graphic-properties svg:stroke-width="0cm" draw:marker-start="Arrow" draw:marker-start-width="0.25cm" draw:marker-end="" draw:marker-end-width="0.175cm" draw:fill="none" draw:textarea-horizontal-align="center" fo:padding-top="0.025cm" fo:padding-bottom="0.025cm" fo:padding-left="0.051cm" fo:padding-right="0.051cm"/>
    </style:style>
    <style:style style:name="gr14" style:family="graphic" style:parent-style-name="standard">
      <style:graphic-properties draw:textarea-horizontal-align="center"/>
    </style:style>
    <style:style style:name="gr15" style:family="graphic" style:parent-style-name="standard">
      <style:graphic-properties svg:stroke-width="0.102cm" draw:marker-start-width="0.452cm" draw:marker-end-width="0.452cm" draw:textarea-horizontal-align="center" fo:padding-top="0.175cm" fo:padding-bottom="0.175cm" fo:padding-left="0.2cm" fo:padding-right="0.2cm"/>
    </style:style>
    <style:style style:name="P1" style:family="paragraph">
      <style:text-properties fo:font-size="16pt" fo:font-weight="bold" style:font-size-asian="16pt" style:font-weight-asian="bold" style:font-size-complex="16pt" style:font-weight-complex="bold"/>
    </style:style>
    <style:style style:name="P2" style:family="paragraph">
      <style:text-properties fo:font-size="10pt" fo:font-weight="normal" style:font-size-asian="10pt" style:font-weight-asian="normal" style:font-size-complex="10pt" style:font-weight-complex="normal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font-weight="normal" style:font-weight-asian="normal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0pt" fo:font-weight="normal" style:font-size-asian="14pt" style:font-weight-asian="normal" style:font-size-complex="14pt" style:font-weight-complex="normal"/>
    </style:style>
    <style:style style:name="T5" style:family="text">
      <style:text-properties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.576cm" svg:height="0.9cm" svg:x="1.763cm" svg:y="1.55cm">
          <draw:text-box>
            <text:p><text:span text:style-name="T1">UOE/TXe</text:span></text:p>
          </draw:text-box>
        </draw:frame>
        <draw:g>
          <draw:polyline draw:style-name="gr2" draw:layer="layout" svg:width="0.249cm" svg:height="0.499cm" svg:x="1.5cm" svg:y="12.6cm" svg:viewBox="0 0 250 500" draw:points="0,0 250,250 0,500">
            <text:p/>
          </draw:polyline>
          <draw:frame draw:style-name="gr3" draw:text-style-name="P2" draw:layer="layout" svg:width="1.391cm" svg:height="0.445cm" svg:x="1.859cm" svg:y="12.608cm">
            <draw:text-box>
              <text:p><text:span text:style-name="T2">piShlClk</text:span></text:p>
            </draw:text-box>
          </draw:frame>
        </draw:g>
        <draw:g>
          <draw:frame draw:style-name="gr4" draw:text-style-name="P2" draw:layer="layout" svg:width="1.408cm" svg:height="0.445cm" svg:x="1.845cm" svg:y="12.108cm">
            <draw:text-box>
              <text:p><text:span text:style-name="T2">piShlRst</text:span></text:p>
            </draw:text-box>
          </draw:frame>
          <draw:line draw:style-name="gr5" draw:layer="layout" svg:x1="1.5cm" svg:y1="12.35cm" svg:x2="1.75cm" svg:y2="12.35cm">
            <text:p/>
          </draw:line>
        </draw:g>
        <draw:rect draw:style-name="gr6" draw:text-style-name="P3" xml:id="id1" draw:id="id1" draw:layer="layout" svg:width="3.328cm" svg:height="0.559cm" svg:x="11.344cm" svg:y="12.912cm">
          <text:p><text:span text:style-name="T3">IPTX</text:span></text:p>
        </draw:rect>
        <draw:connector draw:style-name="gr7" draw:layer="layout" svg:x1="13.008cm" svg:y1="12.912cm" svg:x2="13.008cm" svg:y2="11.947cm" draw:start-shape="id1" draw:start-glue-point="0" draw:end-shape="id2" draw:end-glue-point="2" svg:d="M13008 12912v-965">
          <text:p/>
        </draw:connector>
        <draw:frame draw:style-name="gr8" draw:text-style-name="P4" draw:layer="layout" svg:width="1.067cm" svg:height="0.445cm" draw:transform="rotate (1.5707963267946) translate (12.459cm 12.94cm)">
          <draw:text-box>
            <text:p><text:span text:style-name="T4">Data</text:span></text:p>
          </draw:text-box>
        </draw:frame>
        <draw:connector draw:style-name="gr9" draw:layer="layout" svg:x1="9.826cm" svg:y1="6.61cm" svg:x2="5.445cm" svg:y2="7.338cm" draw:start-shape="id3" draw:start-glue-point="3" draw:end-shape="id4" draw:end-glue-point="0" svg:d="M9826 6610h-4381v728">
          <text:p/>
        </draw:connector>
        <draw:frame draw:style-name="gr10" draw:text-style-name="P2" draw:layer="layout" svg:width="1.245cm" svg:height="0.445cm" svg:x="6.894cm" svg:y="6.066cm">
          <draw:text-box>
            <text:p><text:span text:style-name="T2">Data</text:span></text:p>
          </draw:text-box>
        </draw:frame>
        <draw:custom-shape draw:style-name="gr11" draw:text-style-name="P6" draw:layer="layout" svg:width="0.807cm" svg:height="0.291cm" svg:x="7.096cm" svg:y="6.491cm">
          <text:p text:style-name="P5"><text:span text:style-name="T5">8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rect draw:style-name="gr12" draw:text-style-name="P8" xml:id="id4" draw:id="id4" draw:layer="layout" svg:width="4.318cm" svg:height="1.101cm" svg:x="3.286cm" svg:y="7.338cm" draw:corner-radius="0.25cm">
          <text:p text:style-name="P7"><text:span text:style-name="T6"><text:s/></text:span><text:span text:style-name="T6">Uca</text:span></text:p>
          <text:p text:style-name="P7"><text:span text:style-name="T7"><text:s text:c="5"/></text:span><text:span text:style-name="T7">UdpCheksumAccumulator</text:span></text:p>
        </draw:rect>
        <draw:connector draw:style-name="gr13" draw:layer="layout" svg:x1="11.996cm" svg:y1="3.46cm" svg:x2="11.996cm" svg:y2="1.94cm" draw:start-shape="id5" draw:start-glue-point="0" draw:end-shape="id6" draw:end-glue-point="2" svg:d="M11996 3460v-1520">
          <text:p/>
        </draw:connector>
        <draw:rect draw:style-name="gr14" xml:id="id5" draw:id="id5" draw:layer="layout" svg:width="0.508cm" svg:height="0.28cm" svg:x="11.742cm" svg:y="3.46cm">
          <text:p/>
        </draw:rect>
        <draw:rect draw:style-name="gr14" xml:id="id6" draw:id="id6" draw:layer="layout" svg:width="0.508cm" svg:height="0.28cm" svg:x="11.742cm" svg:y="1.66cm">
          <text:p/>
        </draw:rect>
        <draw:frame draw:style-name="gr8" draw:text-style-name="P4" draw:layer="layout" svg:width="1.067cm" svg:height="0.445cm" draw:transform="rotate (1.5707963267946) translate (11.584cm 3.14cm)">
          <draw:text-box>
            <text:p><text:span text:style-name="T4">Data</text:span></text:p>
          </draw:text-box>
        </draw:frame>
        <draw:connector draw:style-name="gr13" draw:layer="layout" svg:x1="12.996cm" svg:y1="3.46cm" svg:x2="12.996cm" svg:y2="1.94cm" draw:start-shape="id7" draw:start-glue-point="0" draw:end-shape="id8" draw:end-glue-point="2" svg:d="M12996 3460v-1520">
          <text:p/>
        </draw:connector>
        <draw:rect draw:style-name="gr14" xml:id="id7" draw:id="id7" draw:layer="layout" svg:width="0.508cm" svg:height="0.28cm" svg:x="12.742cm" svg:y="3.46cm">
          <text:p/>
        </draw:rect>
        <draw:rect draw:style-name="gr14" xml:id="id8" draw:id="id8" draw:layer="layout" svg:width="0.508cm" svg:height="0.28cm" svg:x="12.742cm" svg:y="1.66cm">
          <text:p/>
        </draw:rect>
        <draw:frame draw:style-name="gr8" draw:text-style-name="P4" draw:layer="layout" svg:width="1.067cm" svg:height="0.445cm" draw:transform="rotate (1.5707963267946) translate (12.584cm 3.14cm)">
          <draw:text-box>
            <text:p><text:span text:style-name="T4">Meta</text:span></text:p>
          </draw:text-box>
        </draw:frame>
        <draw:connector draw:style-name="gr13" draw:layer="layout" svg:x1="13.996cm" svg:y1="3.46cm" svg:x2="13.996cm" svg:y2="1.94cm" draw:start-shape="id9" draw:start-glue-point="0" draw:end-shape="id10" draw:end-glue-point="2" svg:d="M13996 3460v-1520">
          <text:p/>
        </draw:connector>
        <draw:rect draw:style-name="gr14" xml:id="id9" draw:id="id9" draw:layer="layout" svg:width="0.508cm" svg:height="0.28cm" svg:x="13.742cm" svg:y="3.46cm">
          <text:p/>
        </draw:rect>
        <draw:rect draw:style-name="gr14" xml:id="id10" draw:id="id10" draw:layer="layout" svg:width="0.508cm" svg:height="0.28cm" svg:x="13.742cm" svg:y="1.66cm">
          <text:p/>
        </draw:rect>
        <draw:frame draw:style-name="gr8" draw:text-style-name="P4" draw:layer="layout" svg:width="1.067cm" svg:height="0.445cm" draw:transform="rotate (1.5707963267946) translate (13.584cm 3.14cm)">
          <draw:text-box>
            <text:p><text:span text:style-name="T4">DLen</text:span></text:p>
          </draw:text-box>
        </draw:frame>
        <draw:rect draw:style-name="gr14" draw:layer="layout" svg:width="0.508cm" svg:height="0.28cm" svg:x="11.742cm" svg:y="3.461cm">
          <text:p/>
        </draw:rect>
        <draw:rect draw:style-name="gr14" draw:layer="layout" svg:width="0.508cm" svg:height="0.28cm" svg:x="12.742cm" svg:y="3.461cm">
          <text:p/>
        </draw:rect>
        <draw:rect draw:style-name="gr14" draw:layer="layout" svg:width="0.508cm" svg:height="0.28cm" svg:x="13.742cm" svg:y="3.461cm">
          <text:p/>
        </draw:rect>
        <draw:connector draw:style-name="gr13" draw:layer="layout" svg:x1="11.996cm" svg:y1="6.061cm" svg:x2="11.996cm" svg:y2="4.541cm" draw:start-shape="id11" draw:start-glue-point="0" draw:end-shape="id12" draw:end-glue-point="2" svg:d="M11996 6061v-1520">
          <text:p/>
        </draw:connector>
        <draw:rect draw:style-name="gr14" xml:id="id11" draw:id="id11" draw:layer="layout" svg:width="0.508cm" svg:height="0.28cm" svg:x="11.742cm" svg:y="6.061cm">
          <text:p/>
        </draw:rect>
        <draw:rect draw:style-name="gr14" xml:id="id12" draw:id="id12" draw:layer="layout" svg:width="0.508cm" svg:height="0.28cm" svg:x="11.742cm" svg:y="4.261cm">
          <text:p/>
        </draw:rect>
        <draw:frame draw:style-name="gr8" draw:text-style-name="P4" draw:layer="layout" svg:width="1.067cm" svg:height="0.445cm" draw:transform="rotate (1.5707963267946) translate (11.384cm 5.741cm)">
          <draw:text-box>
            <text:p><text:span text:style-name="T4">Data</text:span></text:p>
          </draw:text-box>
        </draw:frame>
        <draw:connector draw:style-name="gr13" draw:layer="layout" svg:x1="12.996cm" svg:y1="6.061cm" svg:x2="12.996cm" svg:y2="4.541cm" draw:start-shape="id13" draw:start-glue-point="0" draw:end-shape="id14" draw:end-glue-point="2" svg:d="M12996 6061v-1520">
          <text:p/>
        </draw:connector>
        <draw:rect draw:style-name="gr14" xml:id="id13" draw:id="id13" draw:layer="layout" svg:width="0.508cm" svg:height="0.28cm" svg:x="12.742cm" svg:y="6.061cm">
          <text:p/>
        </draw:rect>
        <draw:rect draw:style-name="gr14" xml:id="id14" draw:id="id14" draw:layer="layout" svg:width="0.508cm" svg:height="0.28cm" svg:x="12.742cm" svg:y="4.261cm">
          <text:p/>
        </draw:rect>
        <draw:frame draw:style-name="gr8" draw:text-style-name="P4" draw:layer="layout" svg:width="1.067cm" svg:height="0.445cm" draw:transform="rotate (1.5707963267946) translate (12.384cm 5.741cm)">
          <draw:text-box>
            <text:p><text:span text:style-name="T4">Meta</text:span></text:p>
          </draw:text-box>
        </draw:frame>
        <draw:connector draw:style-name="gr13" draw:layer="layout" svg:x1="13.996cm" svg:y1="6.061cm" svg:x2="13.996cm" svg:y2="4.541cm" draw:start-shape="id15" draw:start-glue-point="0" draw:end-shape="id16" draw:end-glue-point="2" svg:d="M13996 6061v-1520">
          <text:p/>
        </draw:connector>
        <draw:rect draw:style-name="gr14" xml:id="id15" draw:id="id15" draw:layer="layout" svg:width="0.508cm" svg:height="0.28cm" svg:x="13.742cm" svg:y="6.061cm">
          <text:p/>
        </draw:rect>
        <draw:rect draw:style-name="gr14" xml:id="id16" draw:id="id16" draw:layer="layout" svg:width="0.508cm" svg:height="0.28cm" svg:x="13.742cm" svg:y="4.261cm">
          <text:p/>
        </draw:rect>
        <draw:frame draw:style-name="gr8" draw:text-style-name="P4" draw:layer="layout" svg:width="1.067cm" svg:height="0.445cm" draw:transform="rotate (1.5707963267946) translate (13.384cm 5.741cm)">
          <draw:text-box>
            <text:p><text:span text:style-name="T4">DLen</text:span></text:p>
          </draw:text-box>
        </draw:frame>
        <draw:rect draw:style-name="gr14" draw:layer="layout" svg:width="0.508cm" svg:height="0.28cm" svg:x="11.742cm" svg:y="6.062cm">
          <text:p/>
        </draw:rect>
        <draw:rect draw:style-name="gr14" draw:layer="layout" svg:width="0.508cm" svg:height="0.28cm" svg:x="12.742cm" svg:y="6.062cm">
          <text:p/>
        </draw:rect>
        <draw:rect draw:style-name="gr14" draw:layer="layout" svg:width="0.508cm" svg:height="0.28cm" svg:x="13.742cm" svg:y="6.062cm">
          <text:p/>
        </draw:rect>
        <draw:connector draw:style-name="gr13" draw:layer="layout" svg:x1="11.996cm" svg:y1="8.662cm" svg:x2="11.996cm" svg:y2="7.142cm" draw:start-shape="id17" draw:start-glue-point="0" draw:end-shape="id18" draw:end-glue-point="2" svg:d="M11996 8662v-1520">
          <text:p/>
        </draw:connector>
        <draw:rect draw:style-name="gr14" xml:id="id17" draw:id="id17" draw:layer="layout" svg:width="0.508cm" svg:height="0.28cm" svg:x="11.742cm" svg:y="8.662cm">
          <text:p/>
        </draw:rect>
        <draw:rect draw:style-name="gr14" xml:id="id18" draw:id="id18" draw:layer="layout" svg:width="0.508cm" svg:height="0.28cm" svg:x="11.742cm" svg:y="6.862cm">
          <text:p/>
        </draw:rect>
        <draw:frame draw:style-name="gr8" draw:text-style-name="P4" draw:layer="layout" svg:width="1.067cm" svg:height="0.445cm" draw:transform="rotate (1.5707963267946) translate (11.384cm 8.342cm)">
          <draw:text-box>
            <text:p><text:span text:style-name="T4">Data</text:span></text:p>
          </draw:text-box>
        </draw:frame>
        <draw:connector draw:style-name="gr13" draw:layer="layout" svg:x1="12.996cm" svg:y1="8.662cm" svg:x2="12.996cm" svg:y2="7.142cm" draw:start-shape="id19" draw:start-glue-point="0" draw:end-shape="id20" draw:end-glue-point="2" svg:d="M12996 8662v-1520">
          <text:p/>
        </draw:connector>
        <draw:rect draw:style-name="gr14" xml:id="id19" draw:id="id19" draw:layer="layout" svg:width="0.508cm" svg:height="0.28cm" svg:x="12.742cm" svg:y="8.662cm">
          <text:p/>
        </draw:rect>
        <draw:rect draw:style-name="gr14" xml:id="id20" draw:id="id20" draw:layer="layout" svg:width="0.508cm" svg:height="0.28cm" svg:x="12.742cm" svg:y="6.862cm">
          <text:p/>
        </draw:rect>
        <draw:frame draw:style-name="gr8" draw:text-style-name="P4" draw:layer="layout" svg:width="1.067cm" svg:height="0.445cm" draw:transform="rotate (1.5707963267946) translate (12.384cm 8.342cm)">
          <draw:text-box>
            <text:p><text:span text:style-name="T4">Meta</text:span></text:p>
          </draw:text-box>
        </draw:frame>
        <draw:connector draw:style-name="gr13" draw:layer="layout" svg:x1="13.996cm" svg:y1="8.662cm" svg:x2="13.996cm" svg:y2="7.142cm" draw:start-shape="id21" draw:start-glue-point="0" draw:end-shape="id22" draw:end-glue-point="2" svg:d="M13996 8662v-1520">
          <text:p/>
        </draw:connector>
        <draw:rect draw:style-name="gr14" xml:id="id21" draw:id="id21" draw:layer="layout" svg:width="0.508cm" svg:height="0.28cm" svg:x="13.742cm" svg:y="8.662cm">
          <text:p/>
        </draw:rect>
        <draw:rect draw:style-name="gr14" xml:id="id22" draw:id="id22" draw:layer="layout" svg:width="0.508cm" svg:height="0.28cm" svg:x="13.742cm" svg:y="6.862cm">
          <text:p/>
        </draw:rect>
        <draw:frame draw:style-name="gr8" draw:text-style-name="P4" draw:layer="layout" svg:width="1.067cm" svg:height="0.445cm" draw:transform="rotate (1.5707963267946) translate (13.384cm 8.342cm)">
          <draw:text-box>
            <text:p><text:span text:style-name="T4">DLen</text:span></text:p>
          </draw:text-box>
        </draw:frame>
        <draw:rect draw:style-name="gr14" draw:layer="layout" svg:width="0.508cm" svg:height="0.28cm" svg:x="11.742cm" svg:y="8.663cm">
          <text:p/>
        </draw:rect>
        <draw:rect draw:style-name="gr14" draw:layer="layout" svg:width="0.508cm" svg:height="0.28cm" svg:x="12.742cm" svg:y="8.663cm">
          <text:p/>
        </draw:rect>
        <draw:rect draw:style-name="gr14" draw:layer="layout" svg:width="0.508cm" svg:height="0.28cm" svg:x="13.742cm" svg:y="8.663cm">
          <text:p/>
        </draw:rect>
        <draw:connector draw:style-name="gr13" draw:layer="layout" svg:x1="11.996cm" svg:y1="11.163cm" svg:x2="11.996cm" svg:y2="9.543cm" draw:start-shape="id23" draw:start-glue-point="0" draw:end-shape="id24" draw:end-glue-point="2" svg:d="M11996 11163v-1620">
          <text:p/>
        </draw:connector>
        <draw:rect draw:style-name="gr14" xml:id="id23" draw:id="id23" draw:layer="layout" svg:width="0.508cm" svg:height="0.28cm" svg:x="11.742cm" svg:y="11.163cm">
          <text:p/>
        </draw:rect>
        <draw:rect draw:style-name="gr14" xml:id="id24" draw:id="id24" draw:layer="layout" svg:width="0.508cm" svg:height="0.28cm" svg:x="11.742cm" svg:y="9.263cm">
          <text:p/>
        </draw:rect>
        <draw:frame draw:style-name="gr8" draw:text-style-name="P4" draw:layer="layout" svg:width="1.067cm" svg:height="0.445cm" draw:transform="rotate (1.5707963267946) translate (11.384cm 10.743cm)">
          <draw:text-box>
            <text:p><text:span text:style-name="T4">Data</text:span></text:p>
          </draw:text-box>
        </draw:frame>
        <draw:connector draw:style-name="gr13" draw:layer="layout" svg:x1="12.996cm" svg:y1="11.163cm" svg:x2="12.996cm" svg:y2="9.543cm" draw:start-shape="id25" draw:start-glue-point="0" draw:end-shape="id26" draw:end-glue-point="2" svg:d="M12996 11163v-1620">
          <text:p/>
        </draw:connector>
        <draw:rect draw:style-name="gr14" xml:id="id25" draw:id="id25" draw:layer="layout" svg:width="0.508cm" svg:height="0.28cm" svg:x="12.742cm" svg:y="11.163cm">
          <text:p/>
        </draw:rect>
        <draw:rect draw:style-name="gr14" xml:id="id26" draw:id="id26" draw:layer="layout" svg:width="0.508cm" svg:height="0.28cm" svg:x="12.742cm" svg:y="9.263cm">
          <text:p/>
        </draw:rect>
        <draw:frame draw:style-name="gr8" draw:text-style-name="P4" draw:layer="layout" svg:width="1.067cm" svg:height="0.445cm" draw:transform="rotate (1.5707963267946) translate (12.384cm 10.743cm)">
          <draw:text-box>
            <text:p><text:span text:style-name="T4">Meta</text:span></text:p>
          </draw:text-box>
        </draw:frame>
        <draw:connector draw:style-name="gr13" draw:layer="layout" svg:x1="13.996cm" svg:y1="11.163cm" svg:x2="13.996cm" svg:y2="9.543cm" draw:start-shape="id27" draw:start-glue-point="0" draw:end-shape="id28" draw:end-glue-point="2" svg:d="M13996 11163v-1620">
          <text:p/>
        </draw:connector>
        <draw:rect draw:style-name="gr14" xml:id="id27" draw:id="id27" draw:layer="layout" svg:width="0.508cm" svg:height="0.28cm" svg:x="13.742cm" svg:y="11.163cm">
          <text:p/>
        </draw:rect>
        <draw:rect draw:style-name="gr14" xml:id="id28" draw:id="id28" draw:layer="layout" svg:width="0.508cm" svg:height="0.28cm" svg:x="13.742cm" svg:y="9.263cm">
          <text:p/>
        </draw:rect>
        <draw:frame draw:style-name="gr8" draw:text-style-name="P4" draw:layer="layout" svg:width="1.067cm" svg:height="0.445cm" draw:transform="rotate (1.5707963267946) translate (13.384cm 10.743cm)">
          <draw:text-box>
            <text:p><text:span text:style-name="T4">DLen</text:span></text:p>
          </draw:text-box>
        </draw:frame>
        <draw:rect draw:style-name="gr14" draw:layer="layout" svg:width="0.508cm" svg:height="0.28cm" svg:x="11.742cm" svg:y="11.164cm">
          <text:p/>
        </draw:rect>
        <draw:rect draw:style-name="gr14" draw:layer="layout" svg:width="0.508cm" svg:height="0.28cm" svg:x="12.742cm" svg:y="11.164cm">
          <text:p/>
        </draw:rect>
        <draw:rect draw:style-name="gr14" draw:layer="layout" svg:width="0.508cm" svg:height="0.28cm" svg:x="13.742cm" svg:y="11.164cm">
          <text:p/>
        </draw:rect>
        <draw:connector draw:style-name="gr9" draw:layer="layout" svg:x1="5.445cm" svg:y1="8.439cm" svg:x2="9.776cm" svg:y2="9.099cm" draw:start-shape="id4" draw:start-glue-point="2" draw:end-shape="id29" draw:end-glue-point="3" svg:d="M5445 8439v660h4331">
          <text:p/>
        </draw:connector>
        <draw:frame draw:style-name="gr10" draw:text-style-name="P2" draw:layer="layout" svg:width="1.245cm" svg:height="0.445cm" svg:x="6.895cm" svg:y="8.534cm">
          <draw:text-box>
            <text:p><text:span text:style-name="T2">Csum</text:span></text:p>
          </draw:text-box>
        </draw:frame>
        <draw:custom-shape draw:style-name="gr11" draw:text-style-name="P6" draw:layer="layout" svg:width="0.807cm" svg:height="0.291cm" svg:x="7.097cm" svg:y="8.959cm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6" draw:layer="layout" svg:width="0.59cm" svg:height="0.291cm" draw:transform="rotate (1.5707963267946) translate (13.851cm 5.513cm)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6" draw:layer="layout" svg:width="0.59cm" svg:height="0.291cm" draw:transform="rotate (1.5707963267946) translate (12.851cm 5.513cm)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6" draw:layer="layout" svg:width="0.838cm" svg:height="0.291cm" draw:transform="rotate (1.5707963267946) translate (11.851cm 5.602cm)">
          <text:p text:style-name="P5"><text:span text:style-name="T5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6" draw:layer="layout" svg:width="0.59cm" svg:height="0.291cm" draw:transform="rotate (1.5707963267946) translate (13.851cm 8.113cm)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6" draw:layer="layout" svg:width="0.59cm" svg:height="0.291cm" draw:transform="rotate (1.5707963267946) translate (12.851cm 8.113cm)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6" draw:layer="layout" svg:width="0.838cm" svg:height="0.291cm" draw:transform="rotate (1.5707963267946) translate (11.851cm 8.202cm)">
          <text:p text:style-name="P5"><text:span text:style-name="T5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6" draw:layer="layout" svg:width="0.59cm" svg:height="0.291cm" draw:transform="rotate (1.5707963267946) translate (13.851cm 10.513cm)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6" draw:layer="layout" svg:width="0.59cm" svg:height="0.291cm" draw:transform="rotate (1.5707963267946) translate (12.851cm 10.513cm)">
          <text:p text:style-name="P5"><text:span text:style-name="T5">32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custom-shape draw:style-name="gr11" draw:text-style-name="P6" draw:layer="layout" svg:width="0.838cm" svg:height="0.291cm" draw:transform="rotate (1.5707963267946) translate (11.851cm 10.602cm)">
          <text:p text:style-name="P5"><text:span text:style-name="T5">1024</text:span></text:p>
          <draw:enhanced-geometry svg:viewBox="0 0 21600 21600" draw:mirror-vertical="false" draw:mirror-horizontal="false" draw:glue-points="10800 0 0 10800 10800 21600 14800 10800 21600 10800" draw:text-areas="3400 0 14800 21600" draw:type="flowchart-direct-access-storage" draw:enhanced-path="M 18200 0 X 21600 10800 18200 21600 L 3400 21600 X 0 10800 3400 0 Z N M 18200 0 X 14800 10800 18200 21600 N"/>
        </draw:custom-shape>
        <draw:g>
          <draw:rect draw:style-name="gr14" draw:layer="layout" svg:width="1.685cm" svg:height="0.67cm" svg:x="9.871cm" svg:y="3.339cm" draw:corner-radius="0.25cm">
            <text:p/>
          </draw:rect>
          <draw:rect draw:style-name="gr14" draw:layer="layout" svg:width="1.685cm" svg:height="0.67cm" svg:x="12.143cm" svg:y="3.339cm" draw:corner-radius="0.25cm">
            <text:p/>
          </draw:rect>
          <draw:rect draw:style-name="gr14" draw:layer="layout" svg:width="1.685cm" svg:height="0.67cm" svg:x="14.414cm" svg:y="3.339cm" draw:corner-radius="0.25cm">
            <text:p/>
          </draw:rect>
          <draw:rect draw:style-name="gr12" draw:text-style-name="P8" draw:layer="layout" svg:width="6.388cm" svg:height="1.375cm" svg:x="9.826cm" svg:y="3.336cm" draw:corner-radius="0.25cm">
            <text:p text:style-name="P7"><text:span text:style-name="T6"><text:s/></text:span><text:span text:style-name="T6">Tai</text:span></text:p>
            <text:p text:style-name="P7"><text:span text:style-name="T7"><text:s text:c="5"/></text:span><text:span text:style-name="T7">TxApplicationInterface</text:span></text:p>
          </draw:rect>
        </draw:g>
        <draw:g xml:id="id3" draw:id="id3">
          <draw:rect draw:style-name="gr14" draw:layer="layout" svg:width="1.685cm" svg:height="0.561cm" svg:x="9.871cm" svg:y="6.038cm" draw:corner-radius="0.25cm">
            <text:p/>
          </draw:rect>
          <draw:rect draw:style-name="gr14" draw:layer="layout" svg:width="1.685cm" svg:height="0.561cm" svg:x="12.143cm" svg:y="6.038cm" draw:corner-radius="0.25cm">
            <text:p/>
          </draw:rect>
          <draw:rect draw:style-name="gr14" draw:layer="layout" svg:width="1.685cm" svg:height="0.561cm" svg:x="14.414cm" svg:y="6.038cm" draw:corner-radius="0.25cm">
            <text:p/>
          </draw:rect>
          <draw:rect draw:style-name="gr12" draw:text-style-name="P8" draw:layer="layout" svg:width="6.388cm" svg:height="1.151cm" svg:x="9.826cm" svg:y="6.035cm" draw:corner-radius="0.25cm">
            <text:p text:style-name="P7"><text:span text:style-name="T6"><text:s/></text:span><text:span text:style-name="T6">Tdh</text:span></text:p>
            <text:p text:style-name="P7"><text:span text:style-name="T7"><text:s text:c="4"/></text:span><text:span text:style-name="T7">TxDatagramHandler</text:span></text:p>
          </draw:rect>
        </draw:g>
        <draw:rect draw:style-name="gr12" draw:text-style-name="P8" xml:id="id29" draw:id="id29" draw:layer="layout" svg:width="6.438cm" svg:height="1.15cm" svg:x="9.776cm" svg:y="8.524cm" draw:corner-radius="0.25cm">
          <text:p text:style-name="P7"><text:span text:style-name="T6"><text:s/></text:span><text:span text:style-name="T6">Uha</text:span></text:p>
          <text:p text:style-name="P7"><text:span text:style-name="T7"><text:s text:c="4"/></text:span><text:span text:style-name="T7">UdpHeaderAdder</text:span></text:p>
        </draw:rect>
        <draw:rect draw:style-name="gr12" draw:text-style-name="P8" xml:id="id2" draw:id="id2" draw:layer="layout" svg:width="6.362cm" svg:height="1.022cm" svg:x="9.827cm" svg:y="10.925cm" draw:corner-radius="0.25cm">
          <text:p text:style-name="P7"><text:span text:style-name="T6"><text:s/></text:span><text:span text:style-name="T6">Iha</text:span></text:p>
          <text:p text:style-name="P7"><text:span text:style-name="T7"><text:s text:c="4"/></text:span><text:span text:style-name="T7">IpHeaderAdder</text:span></text:p>
        </draw:rect>
        <draw:rect draw:style-name="gr6" draw:text-style-name="P3" draw:layer="layout" svg:width="9.652cm" svg:height="0.559cm" svg:x="7.883cm" svg:y="1.458cm">
          <text:p><text:span text:style-name="T3">UAIF</text:span></text:p>
        </draw:rect>
        <draw:rect draw:style-name="gr15" draw:text-style-name="P5" draw:layer="layout" svg:width="18cm" svg:height="11.988cm" svg:x="1.508cm" svg:y="1.457cm">
          <text:p/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ja" style:country-asian="JP" style:font-family-complex="'DejaVu Sans'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none" draw:fill-image-width="0cm" draw:fill-image-height="0cm" draw:textarea-vertical-align="middle" draw:auto-grow-width="true" fo:padding-top="0.025cm" fo:padding-bottom="0.025cm" fo:padding-left="0.051cm" fo:padding-right="0.051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bold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solid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textarea-horizontal-align="justify" draw:fit-to-contour="false" fo:padding-top="0.1cm" fo:padding-bottom="0.1cm" fo:padding-left="0.1cm" fo:padding-right="0.1cm" draw:show-unit="true"/>
      <style:paragraph-properties>
        <style:tab-stops/>
      </style:paragraph-properties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Default_20_Text" style:display-name="Default Text" style:family="graphic">
      <style:paragraph-properties fo:text-align="justify" style:text-autospace="none"/>
      <style:text-properties fo:font-size="10pt" fo:language="en" fo:country="US" style:font-size-asian="10pt" style:font-size-complex="10pt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5DT22H51M45S</meta:editing-duration>
    <meta:editing-cycles>165</meta:editing-cycles>
    <meta:generator>OpenOffice/4.1.6$Unix OpenOffice.org_project/416m1$Build-9790</meta:generator>
    <dc:date>2021-06-24T21:03:07</dc:date>
    <dc:creator>Francois Abel</dc:creator>
    <meta:printed-by>Francois Abel</meta:printed-by>
    <meta:print-date>2018-01-29T17:34:31.89</meta:print-date>
    <meta:document-statistic meta:object-count="100"/>
  </office:meta>
</office:document-meta>
</file>